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cm" style:rel-column-width="10369*"/>
    </style:style>
    <style:style style:name="Tableau1.B" style:family="table-column">
      <style:table-column-properties style:column-width="11.818cm" style:rel-column-width="45557*"/>
    </style:style>
    <style:style style:name="Tableau1.C" style:family="table-column">
      <style:table-column-properties style:column-width="2.492cm" style:rel-column-width="960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1163d" officeooo:paragraph-rsid="0001163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163d" officeooo:paragraph-rsid="0002e8df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1163d" officeooo:paragraph-rsid="0001163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050fc9" officeooo:paragraph-rsid="00050fc9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1163d" officeooo:paragraph-rsid="000a9eeb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4eb5c" officeooo:paragraph-rsid="000a9eeb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0a9eeb" officeooo:paragraph-rsid="000a9eeb" style:font-size-asian="14pt" style:font-size-complex="16pt"/>
    </style:style>
    <style:style style:name="T1" style:family="text">
      <style:text-properties officeooo:rsid="00050fc9"/>
    </style:style>
    <style:style style:name="T2" style:family="text">
      <style:text-properties officeooo:rsid="00078595"/>
    </style:style>
    <style:style style:name="T3" style:family="text">
      <style:text-properties officeooo:rsid="0008d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 Tocook</text:p>
      <text:p text:style-name="P5"/>
      <text:p text:style-name="P6">Échelle effort : 1(facile)→10(pas facile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058635782640">
          <table:table-cell table:style-name="Tableau1.A1" office:value-type="string">
            <text:p text:style-name="P3">Priorité</text:p>
          </table:table-cell>
          <table:table-cell table:style-name="Tableau1.A1" office:value-type="string">
            <text:p text:style-name="P3">Éléments</text:p>
          </table:table-cell>
          <table:table-cell table:style-name="Tableau1.C1" office:value-type="string">
            <text:p text:style-name="P3">Effort initial estimé</text:p>
          </table:table-cell>
        </table:table-row>
        <table:table-row table:style-name="TableLine2058635790416"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4"><text:span text:style-name="T2">J</text:span>e dois pouvoir voir le programme de la journée ou de la semaine.</text:p>
          </table:table-cell>
          <table:table-cell table:style-name="Tableau1.C2" office:value-type="string">
            <text:p text:style-name="P7">2</text:p>
          </table:table-cell>
        </table:table-row>
        <table:table-row table:style-name="TableLine2058635790992"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4"><text:span text:style-name="T2">J</text:span>e dois pouvoir accéder aux détails d’une émission</text:p>
          </table:table-cell>
          <table:table-cell table:style-name="Tableau1.C2" office:value-type="string">
            <text:p text:style-name="P7">3</text:p>
          </table:table-cell>
        </table:table-row>
        <table:table-row table:style-name="TableLine2058635791568"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4"><text:span text:style-name="T3">J</text:span>e dois pouvoir modifier les détails d’une émission.</text:p>
          </table:table-cell>
          <table:table-cell table:style-name="Tableau1.C2" office:value-type="string">
            <text:p text:style-name="P7">4</text:p>
          </table:table-cell>
        </table:table-row>
        <table:table-row table:style-name="TableLine2058475923248"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10"><text:span text:style-name="T2">J</text:span>e dois pouvoir ajouter et supprimer des programmes et émissions.</text:p>
          </table:table-cell>
          <table:table-cell table:style-name="Tableau1.C2" office:value-type="string">
            <text:p text:style-name="P12">3</text:p>
          </table:table-cell>
        </table:table-row>
        <table:table-row table:style-name="TableLine2058743933440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11">Base de données <text:span text:style-name="T1">à clôturer</text:span></text:p>
          </table:table-cell>
          <table:table-cell table:style-name="Tableau1.C2" office:value-type="string">
            <text:p text:style-name="P12">3</text:p>
          </table:table-cell>
        </table:table-row>
        <table:table-row table:style-name="TableLine2058743926816">
          <table:table-cell table:style-name="Tableau1.A2" office:value-type="string">
            <text:p text:style-name="P7">6</text:p>
          </table:table-cell>
          <table:table-cell table:style-name="Tableau1.A2" office:value-type="string">
            <text:p text:style-name="P11">Pouvoir exporter la grille des programmes au format XML afin de les transférer vers une autre application</text:p>
          </table:table-cell>
          <table:table-cell table:style-name="Tableau1.C2" office:value-type="string">
            <text:p text:style-name="P12">6</text:p>
          </table:table-cell>
        </table:table-row>
        <table:table-row table:style-name="TableLine2058743926240">
          <table:table-cell table:style-name="Tableau1.A2" office:value-type="string">
            <text:p text:style-name="P7">7</text:p>
          </table:table-cell>
          <table:table-cell table:style-name="Tableau1.A2" office:value-type="string">
            <text:p text:style-name="P11"><text:s/><text:span text:style-name="T1">Terminer toutes les maquettes</text:span></text:p>
          </table:table-cell>
          <table:table-cell table:style-name="Tableau1.C2" office:value-type="string">
            <text:p text:style-name="P12">1</text:p>
          </table:table-cell>
        </table:table-row>
        <table:table-row table:style-name="TableLine2058743938048">
          <table:table-cell table:style-name="Tableau1.A2" office:value-type="string">
            <text:p text:style-name="P7">8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P9"/>
          </table:table-cell>
        </table:table-row>
        <table:table-row table:style-name="TableLine2058743930848">
          <table:table-cell table:style-name="Tableau1.A2" office:value-type="string">
            <text:p text:style-name="P7">9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 table:style-name="TableLine2058743929120">
          <table:table-cell table:style-name="Tableau1.A2" office:value-type="string">
            <text:p text:style-name="P7">10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09:38:34.318000000</meta:creation-date>
    <dc:date>2023-03-29T08:12:24.829000000</dc:date>
    <meta:editing-duration>PT1H4M12S</meta:editing-duration>
    <meta:editing-cycles>7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0" meta:word-count="94" meta:character-count="503" meta:non-whitespace-character-count="436"/>
  </office:meta>
</office:document-meta>
</file>